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 fo:margin-top="0.0694in" fo:margin-bottom="0.0694in" fo:line-height="100%"/>
    </style:style>
    <style:style style:name="T2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3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4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5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6" style:parent-style-name="Standard" style:family="paragraph">
      <style:paragraph-properties fo:margin-top="0.0694in" fo:margin-bottom="0.0694in" fo:line-height="100%" fo:margin-left="0.5in">
        <style:tab-stops/>
      </style:paragraph-properties>
    </style:style>
    <style:style style:name="T7" style:parent-style-name="Absatz-Standardschriftart" style:family="text">
      <style:text-properties style:font-name="Arial" style:font-name-complex="Arial" fo:color="#4D5156" fo:font-size="10.5pt" style:font-size-asian="10.5pt" style:font-size-complex="10.5pt" fo:background-color="#FFFFFF" fo:language="ru" fo:country="RU"/>
    </style:style>
    <style:style style:name="T8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 fo:language="ru" fo:country="RU"/>
    </style:style>
    <style:style style:name="T9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10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 fo:language="ru" fo:country="RU"/>
    </style:style>
    <style:style style:name="T11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/>
    </style:style>
    <style:style style:name="T12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P13" style:parent-style-name="Standard" style:family="paragraph">
      <style:paragraph-properties fo:margin-top="0.0694in" fo:margin-bottom="0.0694in" fo:line-height="100%"/>
    </style:style>
    <style:style style:name="T14" style:parent-style-name="Absatz-Standardschriftart" style:family="text">
      <style:text-properties style:font-name-complex="Calibri" fo:color="#4D5156" fo:font-size="14pt" style:font-size-asian="14pt" style:font-size-complex="14pt" fo:background-color="#FFFFFF" fo:language="ru" fo:country="RU"/>
    </style:style>
    <style:style style:name="P15" style:parent-style-name="Listenabsatz" style:list-style-name="LFO1" style:family="paragraph">
      <style:paragraph-properties fo:margin-top="0.0694in" fo:margin-bottom="0.0694in" fo:line-height="100%"/>
    </style:style>
    <style:style style:name="T16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7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18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9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20" style:parent-style-name="Listenabsatz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21" style:parent-style-name="Listenabsatz" style:family="paragraph">
      <style:paragraph-properties fo:margin-top="0.0694in" fo:margin-bottom="0.0694in" fo:line-height="100%"/>
    </style:style>
    <style:style style:name="T22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 fo:language="ru" fo:country="RU"/>
    </style:style>
    <style:style style:name="T23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/>
    </style:style>
    <style:style style:name="T24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 fo:language="ru" fo:country="RU"/>
    </style:style>
    <style:style style:name="P25" style:parent-style-name="Standard" style:list-style-name="LFO1" style:family="paragraph">
      <style:paragraph-properties fo:margin-top="0.0694in" fo:margin-bottom="0.0694in" fo:line-height="100%"/>
    </style:style>
    <style:style style:name="T26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27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28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29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30" style:parent-style-name="Standard" style:family="paragraph">
      <style:paragraph-properties fo:margin-top="0.0694in" fo:margin-bottom="0.0694in" fo:line-height="100%" fo:margin-left="0.5in">
        <style:tab-stops/>
      </style:paragraph-properties>
    </style:style>
    <style:style style:name="T31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32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/>
    </style:style>
    <style:style style:name="T33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34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 fo:language="ru" fo:country="RU"/>
    </style:style>
    <style:style style:name="P35" style:parent-style-name="Standard" style:list-style-name="LFO1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36" style:parent-style-name="Standard" style:family="paragraph">
      <style:paragraph-properties fo:margin-top="0.0694in" fo:margin-bottom="0.0694in" fo:line-height="100%" fo:margin-left="0.5in">
        <style:tab-stops/>
      </style:paragraph-properties>
    </style:style>
    <style:style style:name="T37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38" style:parent-style-name="notion-enable-hover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3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P42" style:parent-style-name="Standard" style:list-style-name="LFO1" style:family="paragraph">
      <style:paragraph-properties fo:margin-top="0.0694in" fo:margin-bottom="0.0694in" fo:line-height="100%"/>
    </style:style>
    <style:style style:name="T43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44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45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 fo:language="ru" fo:country="RU"/>
    </style:style>
    <style:style style:name="T46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/>
    </style:style>
    <style:style style:name="P47" style:parent-style-name="Standard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48" style:parent-style-name="KeinLeerraum" style:list-style-name="LFO1" style:family="paragraph">
      <style:text-properties style:font-name-complex="Calibri" fo:font-size="14pt" style:font-size-asian="14pt" style:font-size-complex="14pt" style:language-asian="de" style:country-asian="DE"/>
    </style:style>
    <style:style style:name="T49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50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51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5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53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54" style:parent-style-name="Absatz-Standardschriftart" style:family="text">
      <style:text-properties style:font-name-complex="Calibri" fo:font-size="14pt" style:font-size-asian="14pt" style:font-size-complex="14pt"/>
    </style:style>
    <style:style style:name="T55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56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57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58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P59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T60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61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62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63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6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6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6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P67" style:parent-style-name="KeinLeerraum" style:list-style-name="LFO1" style:family="paragraph"/>
    <style:style style:name="T6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P69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en" fo:country="GB"/>
    </style:style>
    <style:style style:name="P70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en" fo:country="GB"/>
    </style:style>
    <style:style style:name="P71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en" fo:country="GB"/>
    </style:style>
    <style:style style:name="P72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en" fo:country="GB"/>
    </style:style>
    <style:style style:name="P73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en" fo:country="GB"/>
    </style:style>
    <style:style style:name="P74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en" fo:country="GB"/>
    </style:style>
    <style:style style:name="P75" style:parent-style-name="KeinLeerraum" style:family="paragraph">
      <style:paragraph-properties fo:margin-left="0.5in">
        <style:tab-stops/>
      </style:paragraph-properties>
    </style:style>
    <style:style style:name="T76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77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78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79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0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81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8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8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P86" style:parent-style-name="KeinLeerraum" style:family="paragraph">
      <style:paragraph-properties fo:margin-left="0.5in">
        <style:tab-stops/>
      </style:paragraph-properties>
      <style:text-properties style:font-name-complex="Calibri" fo:font-size="14pt" style:font-size-asian="14pt" style:font-size-complex="14pt" fo:language="ru" fo:country="RU"/>
    </style:style>
    <style:style style:name="P87" style:parent-style-name="KeinLeerraum" style:list-style-name="LFO1" style:family="paragraph"/>
    <style:style style:name="T88" style:parent-style-name="Absatz-Standardschriftart" style:family="text">
      <style:text-properties fo:font-size="14pt" style:font-size-asian="14pt" style:font-size-complex="14pt" fo:language="ru" fo:country="RU"/>
    </style:style>
    <style:style style:name="P89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ru" fo:country="RU" style:language-asian="de" style:country-asian="DE"/>
    </style:style>
    <style:style style:name="P90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91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92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93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94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95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96" style:parent-style-name="KeinLeerraum" style:family="paragraph">
      <style:paragraph-properties fo:margin-left="0.5in">
        <style:tab-stops/>
      </style:paragraph-properties>
    </style:style>
    <style:style style:name="T97" style:parent-style-name="Absatz-Standardschriftart" style:family="text">
      <style:text-properties fo:font-size="14pt" style:font-size-asian="14pt" style:font-size-complex="14pt" fo:language="ru" fo:country="RU"/>
    </style:style>
    <style:style style:name="T98" style:parent-style-name="Absatz-Standardschriftart" style:family="text">
      <style:text-properties fo:font-size="14pt" style:font-size-asian="14pt" style:font-size-complex="14pt" fo:language="en" fo:country="GB"/>
    </style:style>
    <style:style style:name="P99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00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01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02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03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04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05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T106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07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10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09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110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11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12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1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11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1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16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17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18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11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2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2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2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2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24" style:parent-style-name="KeinLeerraum" style:family="paragraph">
      <style:text-properties fo:font-size="14pt" style:font-size-asian="14pt" style:font-size-complex="14pt" fo:language="ru" fo:country="RU"/>
    </style:style>
    <style:style style:name="P125" style:parent-style-name="KeinLeerraum" style:list-style-name="LFO1" style:family="paragraph"/>
    <style:style style:name="T126" style:parent-style-name="Absatz-Standardschriftart" style:family="text">
      <style:text-properties fo:font-size="14pt" style:font-size-asian="14pt" style:font-size-complex="14pt" fo:language="ru" fo:country="RU"/>
    </style:style>
    <style:style style:name="P127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ru" fo:country="RU"/>
    </style:style>
    <style:style style:name="P128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29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0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1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2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3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4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5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6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7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8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39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40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41" style:parent-style-name="KeinLeerraum" style:family="paragraph">
      <style:text-properties fo:font-size="14pt" style:font-size-asian="14pt" style:font-size-complex="14pt" fo:language="en" fo:country="GB"/>
    </style:style>
    <style:style style:name="P142" style:parent-style-name="KeinLeerraum" style:family="paragraph">
      <style:text-properties fo:font-size="14pt" style:font-size-asian="14pt" style:font-size-complex="14pt" fo:language="en" fo:country="GB"/>
    </style:style>
    <style:style style:name="P143" style:parent-style-name="KeinLeerraum" style:family="paragraph">
      <style:text-properties fo:font-size="14pt" style:font-size-asian="14pt" style:font-size-complex="14pt" fo:language="en" fo:country="GB"/>
    </style:style>
    <style:style style:name="P144" style:parent-style-name="KeinLeerraum" style:family="paragraph">
      <style:text-properties fo:font-size="14pt" style:font-size-asian="14pt" style:font-size-complex="14pt" fo:language="en" fo:country="GB"/>
    </style:style>
    <style:style style:name="T145" style:parent-style-name="Absatz-Standardschriftart" style:family="text">
      <style:text-properties fo:font-size="14pt" style:font-size-asian="14pt" style:font-size-complex="14pt" fo:language="en" fo:country="GB"/>
    </style:style>
    <style:style style:name="T146" style:parent-style-name="Absatz-Standardschriftart" style:family="text">
      <style:text-properties fo:font-size="14pt" style:font-size-asian="14pt" style:font-size-complex="14pt" fo:language="ru" fo:country="RU"/>
    </style:style>
    <style:style style:name="T147" style:parent-style-name="Absatz-Standardschriftart" style:family="text">
      <style:text-properties fo:font-size="14pt" style:font-size-asian="14pt" style:font-size-complex="14pt" fo:language="en" fo:country="GB"/>
    </style:style>
    <style:style style:name="P148" style:parent-style-name="KeinLeerraum" style:family="paragraph">
      <style:text-properties fo:font-size="14pt" style:font-size-asian="14pt" style:font-size-complex="14pt" fo:language="en" fo:country="GB"/>
    </style:style>
    <style:style style:name="P149" style:parent-style-name="KeinLeerraum" style:family="paragraph">
      <style:text-properties fo:font-size="14pt" style:font-size-asian="14pt" style:font-size-complex="14pt" fo:language="en" fo:country="GB"/>
    </style:style>
    <style:style style:name="P150" style:parent-style-name="KeinLeerraum" style:family="paragraph">
      <style:text-properties fo:font-size="14pt" style:font-size-asian="14pt" style:font-size-complex="14pt" fo:language="en" fo:country="GB"/>
    </style:style>
    <style:style style:name="T151" style:parent-style-name="Absatz-Standardschriftart" style:family="text">
      <style:text-properties fo:language="ru" fo:country="RU"/>
    </style:style>
    <style:style style:name="T152" style:parent-style-name="Absatz-Standardschriftart" style:family="text">
      <style:text-properties fo:language="ru" fo:country="RU"/>
    </style:style>
    <style:style style:name="T153" style:parent-style-name="Absatz-Standardschriftart" style:family="text">
      <style:text-properties fo:language="ru" fo:country="RU"/>
    </style:style>
    <style:style style:name="T154" style:parent-style-name="Absatz-Standardschriftart" style:family="text">
      <style:text-properties fo:font-size="14pt" style:font-size-asian="14pt" style:font-size-complex="14pt" fo:language="en" fo:country="GB"/>
    </style:style>
    <style:style style:name="T155" style:parent-style-name="Absatz-Standardschriftart" style:family="text">
      <style:text-properties fo:font-size="14pt" style:font-size-asian="14pt" style:font-size-complex="14pt" fo:language="ru" fo:country="RU"/>
    </style:style>
    <style:style style:name="T156" style:parent-style-name="Absatz-Standardschriftart" style:family="text">
      <style:text-properties fo:font-size="14pt" style:font-size-asian="14pt" style:font-size-complex="14pt" fo:language="ru" fo:country="RU"/>
    </style:style>
    <style:style style:name="T15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5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5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6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61" style:parent-style-name="Standard" style:family="paragraph">
      <style:text-properties fo:language="ru" fo:country="RU"/>
    </style:style>
    <style:style style:name="P162" style:parent-style-name="KeinLeerraum" style:family="paragraph">
      <style:text-properties fo:font-size="14pt" style:font-size-asian="14pt" style:font-size-complex="14pt" fo:language="ru" fo:country="RU"/>
    </style:style>
    <style:style style:name="P163" style:parent-style-name="KeinLeerraum" style:list-style-name="LFO1" style:family="paragraph"/>
    <style:style style:name="T164" style:parent-style-name="Absatz-Standardschriftart" style:family="text">
      <style:text-properties fo:font-size="14pt" style:font-size-asian="14pt" style:font-size-complex="14pt" fo:language="ru" fo:country="RU"/>
    </style:style>
    <style:style style:name="T165" style:parent-style-name="Absatz-Standardschriftart" style:family="text">
      <style:text-properties fo:font-size="14pt" style:font-size-asian="14pt" style:font-size-complex="14pt" fo:language="ru" fo:country="RU"/>
    </style:style>
    <style:style style:name="P166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67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68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69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0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1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2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3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4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5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6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7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8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79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P180" style:parent-style-name="KeinLeerraum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GB"/>
    </style:style>
    <style:style style:name="T181" style:parent-style-name="Absatz-Standardschriftart" style:family="text">
      <style:text-properties fo:font-size="14pt" style:font-size-asian="14pt" style:font-size-complex="14pt" fo:language="ru" fo:country="RU"/>
    </style:style>
    <style:style style:name="T182" style:parent-style-name="Absatz-Standardschriftart" style:family="text">
      <style:text-properties fo:font-size="14pt" style:font-size-asian="14pt" style:font-size-complex="14pt" fo:language="en" fo:country="GB"/>
    </style:style>
    <style:style style:name="T183" style:parent-style-name="Absatz-Standardschriftart" style:family="text">
      <style:text-properties fo:font-size="14pt" style:font-size-asian="14pt" style:font-size-complex="14pt" fo:language="ru" fo:country="RU"/>
    </style:style>
    <style:style style:name="T184" style:parent-style-name="Absatz-Standardschriftart" style:family="text">
      <style:text-properties fo:font-size="14pt" style:font-size-asian="14pt" style:font-size-complex="14pt" fo:language="ru" fo:country="RU"/>
    </style:style>
    <style:style style:name="T18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8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8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8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8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9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9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9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9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9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9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9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97" style:parent-style-name="KeinLeerraum" style:family="paragraph">
      <style:paragraph-properties fo:margin-left="0.5in">
        <style:tab-stops/>
      </style:paragraph-properties>
    </style:style>
    <style:style style:name="T198" style:parent-style-name="Absatz-Standardschriftart" style:family="text">
      <style:text-properties fo:font-size="14pt" style:font-size-asian="14pt" style:font-size-complex="14pt" fo:language="en" fo:country="GB"/>
    </style:style>
    <style:style style:name="T199" style:parent-style-name="Absatz-Standardschriftart" style:family="text">
      <style:text-properties fo:font-size="14pt" style:font-size-asian="14pt" style:font-size-complex="14pt" fo:language="en" fo:country="GB"/>
    </style:style>
    <style:style style:name="T20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201" style:parent-style-name="KeinLeerraum" style:family="paragraph">
      <style:paragraph-properties fo:margin-left="0.5in">
        <style:tab-stops/>
      </style:paragraph-properties>
    </style:style>
    <style:style style:name="T202" style:parent-style-name="Absatz-Standardschriftart" style:family="text">
      <style:text-properties fo:font-size="14pt" style:font-size-asian="14pt" style:font-size-complex="14pt" fo:language="en" fo:country="GB"/>
    </style:style>
    <style:style style:name="T203" style:parent-style-name="Absatz-Standardschriftart" style:family="text">
      <style:text-properties fo:font-size="14pt" style:font-size-asian="14pt" style:font-size-complex="14pt" fo:language="en" fo:country="GB"/>
    </style:style>
    <style:style style:name="T20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205" style:parent-style-name="Standard" style:family="paragraph">
      <style:text-properties fo:language="en" fo:country="GB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Что такое объекты в<text:s/></text:span><text:span text:style-name="T3">JavaScript</text:span><text:span text:style-name="T4">?</text:span><text:span text:style-name="T5"><text:s/>–</text:span></text:p>
        </text:list-item>
      </text:list>
      <text:p text:style-name="P6"><text:span text:style-name="T7"><text:s/></text:span><text:span text:style-name="T8">Объект — это массивы, которые хранят<text:s/></text:span><text:span text:style-name="T9">набор свойств</text:span><text:span text:style-name="T10"><text:s/>(пары ключ-значение)</text:span><text:span text:style-name="T11"> </text:span><text:span text:style-name="T12">, и каждое свойство состоит из имени и значения, ассоциированного с этим именем.</text:span></text:p>
      <text:p text:style-name="P13"><text:span text:style-name="T14"><text:s/></text:span></text:p>
      <text:list text:style-name="LFO1" text:continue-numbering="true">
        <text:list-item>
          <text:p text:style-name="P15"><text:span text:style-name="T16">Как создать объект в<text:s/></text:span><text:span text:style-name="T17">JavaScript</text:span><text:span text:style-name="T18">?</text:span><text:span text:style-name="T19"><text:s/>- <text:s/></text:span></text:p>
        </text:list-item>
      </text:list>
      <text:p text:style-name="P20"/>
      <text:p text:style-name="P21"><text:span text:style-name="T22">создать функцию-конструктор и сделать экземпляр объекта с помощью этой функции и оператора<text:s/></text:span><text:span text:style-name="T23">new</text:span><text:span text:style-name="T24"><text:s/>.</text:span></text:p>
      <text:list text:style-name="LFO1" text:continue-numbering="true">
        <text:list-item>
          <text:p text:style-name="P25"><text:span text:style-name="T26">Как создать класс в<text:s/></text:span><text:span text:style-name="T27">JavaScript</text:span><text:span text:style-name="T28">?</text:span><text:span text:style-name="T29"><text:s/>–<text:s/></text:span></text:p>
        </text:list-item>
      </text:list>
      <text:p text:style-name="P30"><text:span text:style-name="T31">необходимо использовать ключевое слово<text:s/></text:span><text:span text:style-name="T32">class</text:span><text:span text:style-name="T33"><text:s/>, после которого следует имя класса и блок кода, в котором объявляются поля, конструкторы, методы и вложенные классы</text:span><text:span text:style-name="T34">.</text:span></text:p>
      <text:list text:style-name="LFO1" text:continue-numbering="true">
        <text:list-item>
          <text:p text:style-name="P35">Как добавить методы в класс?<text:s/>–<text:s/></text:p>
        </text:list-item>
      </text:list>
      <text:p text:style-name="P36"><text:span text:style-name="T37">Один из способов — воспользоваться точечной нотацией. Также ф</text:span><text:span text:style-name="T38">ункции, хранящиеся</text:span><text:span text:style-name="T39"><text:s/>в свойствах объектов называют методами, некоторые уже <text:s/>встроенны в<text:s/></text:span><text:span text:style-name="T40">JavaScript</text:span><text:span text:style-name="T41">.</text:span></text:p>
      <text:list text:style-name="LFO1" text:continue-numbering="true">
        <text:list-item>
          <text:p text:style-name="P42"><text:span text:style-name="T43">Как создать экземпляр класса?</text:span><text:span text:style-name="T44"><text:s/>-<text:s/></text:span><text:span text:style-name="T45">можно создать экземпляр класса <text:s/>с помощью оператора<text:s/></text:span><text:span text:style-name="T46">new</text:span></text:p>
        </text:list-item>
      </text:list>
      <text:p text:style-name="P47"/>
      <text:list text:style-name="LFO1" text:continue-numbering="true">
        <text:list-item>
          <text:p text:style-name="P48">Что выведет код?<text:s/></text:p>
        </text:list-item>
      </text:list>
      <text:p text:style-name="KeinLeerraum"><text:span text:style-name="T49"><text:s text:c="15"/></text:span><text:span text:style-name="T50">const person = {<text:s/></text:span></text:p>
      <text:p text:style-name="KeinLeerraum"><text:span text:style-name="T51"><text:s text:c="11"/></text:span><text:span text:style-name="T52"><text:s text:c="4"/></text:span><text:span text:style-name="T53">name: "</text:span><text:span text:style-name="T54">Алиса</text:span><text:span text:style-name="T55">",<text:s/></text:span></text:p>
      <text:p text:style-name="KeinLeerraum"><text:span text:style-name="T56"><text:s text:c="10"/></text:span><text:span text:style-name="T57"><text:s text:c="4"/></text:span><text:span text:style-name="T58"><text:s/>age: 25,<text:s/></text:span></text:p>
      <text:p text:style-name="P59"><text:s text:c="11"/>};<text:s/></text:p>
      <text:p text:style-name="KeinLeerraum"><text:span text:style-name="T60"><text:s text:c="11"/></text:span><text:span text:style-name="T61"><text:s text:c="4"/></text:span><text:span text:style-name="T62">console.log(person.name); //</text:span><text:span text:style-name="T63"><text:s/></text:span><text:span text:style-name="T64"><text:s/></text:span><text:span text:style-name="T65">Алиса</text:span></text:p>
      <text:p text:style-name="P66"><text:s text:c="4"/></text:p>
      <text:list text:style-name="LFO1" text:continue-numbering="true">
        <text:list-item>
          <text:p text:style-name="P67"><text:span text:style-name="T68">Что выведет код? Почему именно так?</text:span></text:p>
        </text:list-item>
      </text:list>
      <text:p text:style-name="P69">const person = {</text:p>
      <text:p text:style-name="P70"><text:s/>name: 'John',</text:p>
      <text:p text:style-name="P71"><text:s/>age: 25,<text:s/></text:p>
      <text:p text:style-name="P72">};<text:s/></text:p>
      <text:p text:style-name="P73">let city = person.city;<text:s/></text:p>
      <text:soft-page-break/>
      <text:p text:style-name="P74">city = Moscow;<text:s/></text:p>
      <text:p text:style-name="P75"><text:span text:style-name="T76">console</text:span><text:span text:style-name="T77">.</text:span><text:span text:style-name="T78">log</text:span><text:span text:style-name="T79">(</text:span><text:span text:style-name="T80">person</text:span><text:span text:style-name="T81">); //</text:span><text:span text:style-name="T82"><text:s/>-<text:s/></text:span><text:span text:style-name="T83">Выведет ошибку, потому что такого ключа с таким значением у<text:s/></text:span><text:span text:style-name="T84">person</text:span><text:span text:style-name="T85"><text:s/>нет</text:span></text:p>
      <text:p text:style-name="P86"/>
      <text:list text:style-name="LFO1" text:continue-numbering="true">
        <text:list-item>
          <text:p text:style-name="P87"><text:span text:style-name="T88">Что выведет код? Почему именно так?</text:span></text:p>
        </text:list-item>
      </text:list>
      <text:p text:style-name="P89"/>
      <text:p text:style-name="P90">class Animal {<text:s/></text:p>
      <text:p text:style-name="P91">constructor(name) {</text:p>
      <text:p text:style-name="P92"><text:s/>this.name = name;<text:s/></text:p>
      <text:p text:style-name="P93">}<text:s/></text:p>
      <text:p text:style-name="P94">sound() {<text:s/></text:p>
      <text:p text:style-name="P95">console.log("Animal sound");<text:s/></text:p>
      <text:p text:style-name="P96"><text:span text:style-name="T97"><text:s/></text:span><text:span text:style-name="T98">}<text:s/></text:span></text:p>
      <text:p text:style-name="P99">}<text:s/></text:p>
      <text:p text:style-name="P100">class Dog extends Animal {</text:p>
      <text:p text:style-name="P101"><text:s/>sound() {<text:s/></text:p>
      <text:p text:style-name="P102">console.log("Woof!");<text:s/></text:p>
      <text:p text:style-name="P103"><text:s/>}</text:p>
      <text:p text:style-name="P104">}</text:p>
      <text:p text:style-name="P105">const dog = new Dog("Buddy");</text:p>
      <text:p text:style-name="Standard"><text:span text:style-name="T106"><text:s text:c="11"/></text:span><text:span text:style-name="T107">dog</text:span><text:span text:style-name="T108">.</text:span><text:span text:style-name="T109">sound</text:span><text:span text:style-name="T110">(); //</text:span><text:span text:style-name="T111"><text:s/>-<text:s/></text:span><text:span text:style-name="T112">Выведет "</text:span><text:span text:style-name="T113">Woof</text:span><text:span text:style-name="T114">!", потому что вызвана фунция <text:s text:c="14"/></text:span><text:span text:style-name="T115"><text:s text:c="4"/></text:span></text:p>
      <text:p text:style-name="Standard"><text:span text:style-name="T116"><text:s text:c="11"/></text:span><text:span text:style-name="T117">«</text:span><text:span text:style-name="T118">sound</text:span><text:span text:style-name="T119">»</text:span><text:span text:style-name="T120"><text:s/>у <text:s/>объекта<text:s/></text:span><text:span text:style-name="T121">«</text:span><text:span text:style-name="T122">dog</text:span><text:span text:style-name="T123">»</text:span></text:p>
      <text:p text:style-name="P124"/>
      <text:list text:style-name="LFO1" text:continue-numbering="true">
        <text:list-item>
          <text:p text:style-name="P125"><text:span text:style-name="T126">Что выведет код? Почему именно так?</text:span></text:p>
        </text:list-item>
      </text:list>
      <text:p text:style-name="P127"/>
      <text:p text:style-name="P128">class Person {</text:p>
      <text:p text:style-name="P129"><text:s/>constructor(name, age) {<text:s/></text:p>
      <text:p text:style-name="P130">this.name = name;<text:s/></text:p>
      <text:p text:style-name="P131">this.age = age;</text:p>
      <text:p text:style-name="P132"><text:s/>}</text:p>
      <text:p text:style-name="P133"><text:s/>introduce() {<text:s/></text:p>
      <text:p text:style-name="P134">console.log(`Hi, my name is ${this.name} and I'm ${this.age} years old.`); <text:s text:c="3"/></text:p>
      <text:p text:style-name="P135"><text:s text:c="2"/>}</text:p>
      <text:p text:style-name="P136">}<text:s/></text:p>
      <text:p text:style-name="P137">class Student extends Person {<text:s/></text:p>
      <text:p text:style-name="P138">constructor(name, age, major) {</text:p>
      <text:p text:style-name="P139">super(name, age);</text:p>
      <text:p text:style-name="P140">this.major = major;</text:p>
      <text:p text:style-name="P141"><text:s text:c="11"/>}<text:s/></text:p>
      <text:p text:style-name="P142"><text:s text:c="11"/>study() {</text:p>
      <text:soft-page-break/>
      <text:p text:style-name="P143"><text:s text:c="11"/>console.log(`I'm studying ${this.major}.`);<text:s/></text:p>
      <text:p text:style-name="P144"><text:s text:c="12"/>}</text:p>
      <text:p text:style-name="KeinLeerraum"><text:span text:style-name="T145"><text:s text:c="10"/></text:span><text:span text:style-name="T146"><text:s/></text:span><text:span text:style-name="T147">}</text:span></text:p>
      <text:p text:style-name="P148"><text:s text:c="11"/>const person = new Person("John", 25);<text:s/></text:p>
      <text:p text:style-name="P149"><text:s text:c="11"/>const student = new Student("Alice", 20, "Computer Science");<text:s/></text:p>
      <text:p text:style-name="P150"><text:s text:c="11"/>const introduceFunc = person.introduce;</text:p>
      <text:p text:style-name="Standard"><text:span text:style-name="T151"><text:s text:c="10"/></text:span><text:span text:style-name="T152"><text:s text:c="2"/></text:span><text:span text:style-name="T153"><text:s/></text:span><text:span text:style-name="T154">introduceFunc</text:span><text:span text:style-name="T155">(); //</text:span><text:span text:style-name="T156"><text:s text:c="2"/>-<text:s/></text:span><text:span text:style-name="T157">Выведет ошибку, потому что вызывается <text:s text:c="6"/></text:span></text:p>
      <text:p text:style-name="Standard"><text:span text:style-name="T158"><text:s text:c="11"/>несуществующая функция <text:s/>«</text:span><text:span text:style-name="T159">introduceFunc</text:span><text:span text:style-name="T160">()»</text:span></text:p>
      <text:p text:style-name="P161"><text:s text:c="13"/></text:p>
      <text:p text:style-name="P162"/>
      <text:list text:style-name="LFO1" text:continue-numbering="true">
        <text:list-item>
          <text:p text:style-name="P163"><text:span text:style-name="T164"><text:s/></text:span><text:span text:style-name="T165">Что выведет код? Почему именно так?</text:span></text:p>
        </text:list-item>
      </text:list>
      <text:p text:style-name="P166">function sayHello() {<text:s/></text:p>
      <text:p text:style-name="P167">console.log(`Hello, ${this.name}!`);</text:p>
      <text:p text:style-name="P168"><text:s/>}</text:p>
      <text:p text:style-name="P169"/>
      <text:p text:style-name="P170">let name = "Nina";<text:s/></text:p>
      <text:p text:style-name="P171"/>
      <text:p text:style-name="P172">const person1 = {</text:p>
      <text:p text:style-name="P173">name: "Alice",</text:p>
      <text:p text:style-name="P174">greet: sayHello };<text:s/></text:p>
      <text:p text:style-name="P175"/>
      <text:p text:style-name="P176">const person2 = {<text:s/></text:p>
      <text:p text:style-name="P177">name: "Bob",<text:s/></text:p>
      <text:p text:style-name="P178">greet: sayHello<text:s/></text:p>
      <text:p text:style-name="P179">};<text:s/></text:p>
      <text:p text:style-name="P180"/>
      <text:p text:style-name="Standard"><text:span text:style-name="T181"><text:s text:c="11"/></text:span><text:span text:style-name="T182">sayHello</text:span><text:span text:style-name="T183">(); //</text:span><text:span text:style-name="T184"><text:s/>-<text:s/></text:span><text:span text:style-name="T185">Hello</text:span><text:span text:style-name="T186">, !</text:span><text:span text:style-name="T187"><text:s/>-<text:s/></text:span><text:span text:style-name="T188">потому что вызывается функция<text:s/></text:span><text:span text:style-name="T189">«</text:span><text:span text:style-name="T190">sayHello</text:span><text:span text:style-name="T191">()»</text:span><text:span text:style-name="T192">, <text:s text:c="3"/></text:span></text:p>
      <text:p text:style-name="Standard"><text:span text:style-name="T193"><text:s/></text:span><text:span text:style-name="T194"><text:s text:c="9"/>для которой переменная<text:s/></text:span><text:span text:style-name="T195">name</text:span><text:span text:style-name="T196"><text:s/>не определена</text:span></text:p>
      <text:p text:style-name="P197"><text:span text:style-name="T198">person1.greet(); //</text:span><text:span text:style-name="T199"><text:s/></text:span><text:span text:style-name="T200">Hello, Alice!</text:span></text:p>
      <text:p text:style-name="P201"><text:span text:style-name="T202">person2.greet(); //</text:span><text:span text:style-name="T203"><text:s/></text:span><text:span text:style-name="T204">Hello, Bob!</text:span></text:p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ion-enable-hover" style:display-name="notion-enable-hover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12-29T19:28:00Z</meta:creation-date>
    <dc:date>2023-12-29T21:07:00Z</dc:date>
    <meta:template xlink:href="Normal" xlink:type="simple"/>
    <meta:editing-cycles>2</meta:editing-cycles>
    <meta:editing-duration>PT0S</meta:editing-duration>
    <meta:document-statistic meta:page-count="3" meta:paragraph-count="5" meta:word-count="380" meta:character-count="2769" meta:row-count="19" meta:non-whitespace-character-count="2394"/>
  </office:meta>
</office:document-meta>
</file>